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B068E0E8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width="17cm" svg:height="10.624cm" draw:z-index="0"><draw:image xlink:href="Pictures/1000000100000780000004B068E0E87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7:08:25.757000000</meta:creation-date>
    <dc:date>2024-01-12T17:10:22.834000000</dc:date>
    <meta:editing-duration>PT1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4.1$Windows_X86_64 LibreOffice_project/e19e193f88cd6c0525a17fb7a176ed8e6a3e2aa1</meta:generator>
  </office:meta>
</office:document-meta>
</file>